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cf1" officeooo:paragraph-rsid="000f5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ya here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0:45:32.974841916</meta:creation-date>
    <dc:date>2024-06-27T10:46:39.767814830</dc:date>
    <meta:editing-duration>PT1M7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